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3-23T10:45:23.417237866">2025-03-23</text:date>, <text:time style:data-style-name="N61" text:time-value="2025-03-23T10:45:23.417374282">10:45:12</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3-23T10:45:23.332760462</dc:date>
    <meta:editing-duration>PT2H23M46S</meta:editing-duration>
    <meta:editing-cycles>63</meta:editing-cycles>
    <meta:generator>LibreOffice/7.3.7.2$Linux_X86_64 LibreOffice_project/30$Build-2</meta:generator>
    <meta:document-statistic meta:table-count="0" meta:image-count="0" meta:object-count="0" meta:page-count="3" meta:paragraph-count="75" meta:word-count="886" meta:character-count="6096" meta:non-whitespace-character-count="5283"/>
  </office:meta>
</office:document-meta>
</file>